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32.24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193.75pt"/>
    </style:style>
    <style:style style:name="co9" style:family="table-column">
      <style:table-column-properties fo:break-before="auto" style:column-width="17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per Advanced Space Adventu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s SAS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ASA is a complex, turn-based space RPG, where the ship crew fight enemies and “problem solve” to reach goals and fulfill objectives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spiration Source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VE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Darkest Dungeon</text:p>
          </table:table-cell>
          <table:table-cell office:value-type="string" calcext:value-type="string">
            <text:p>ES: Morrowind</text:p>
          </table:table-cell>
          <table:table-cell office:value-type="string" calcext:value-type="string">
            <text:p>Path of Ex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rpos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SA is made to be complex, it’s the prime game design directive of SASA, more underlying Complexity → Better!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lexity in SASA should arise from local logic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vide a platform for programming challenges and learning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pefully be a gam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nded Platform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C, Android, PS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tats (world building complexity)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efensiv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 office:value-type="string" calcext:value-type="string">
            <text:p>Note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eleton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Skel integrity → room loss</text:p>
          </table:table-cell>
          <table:table-cell office:value-type="string" calcext:value-type="string">
            <text:p>Skel damage → repair costs, fault risk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ame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Frame damage → room function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erior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table:number-columns-repeated="2" office:value-type="string" calcext:value-type="string">
            <text:p>Exterior damage → no room oxygen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reach strength</text:p>
          </table:table-cell>
          <table:table-cell office:value-type="string" calcext:value-type="string">
            <text:p>damage resistivit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te 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innermost layer</text:p>
          </table:table-cell>
          <table:table-cell office:value-type="string" calcext:value-type="string">
            <text:p>integrity loss → layer skip chance up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attacks hit outermost layer first, </text:p>
          </table:table-cell>
          <table:table-cell office:value-type="string" calcext:value-type="string">
            <text:p>Damage → repair costs, loss at 100%, efficiency lo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…</text:p>
          </table:table-cell>
          <table:table-cell office:value-type="string" calcext:value-type="string">
            <text:p>damage threshold</text:p>
          </table:table-cell>
          <table:table-cell office:value-type="string" calcext:value-type="string">
            <text:p>breach threshold</text:p>
          </table:table-cell>
          <table:table-cell office:value-type="string" calcext:value-type="string">
            <text:p>% modifier for damage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D</text:p>
          </table:table-cell>
          <table:table-cell table:number-columns-repeated="2" office:value-type="string" calcext:value-type="string">
            <text:p>% per room</text:p>
          </table:table-cell>
          <table:table-cell/>
          <table:table-cell office:value-type="string" calcext:value-type="string">
            <text:p>until damage = 100%, or goes through one layer at integrity % chanc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ield Generator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rected Shield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fensive Projectil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arheads</text:p>
          </table:table-cell>
          <table:table-cell office:value-type="string" calcext:value-type="string">
            <text:p>damage attenuation factors</text:p>
          </table:table-cell>
          <table:table-cell office:value-type="string" calcext:value-type="string">
            <text:p>damage attenuation chanc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llistic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ffensiv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amage Typ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allistic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Ionic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ase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ressu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herma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ryo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E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nti-matt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ogramming rela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 Structu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ec&lt;Character&gt;</text:p>
          </table:table-cell>
          <table:table-cell office:value-type="string" calcext:value-type="string">
            <text:p>Cre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ruct Shi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Vec&lt;Enum &lt;Shields&gt;&gt;</text:p>
          </table:table-cell>
          <table:table-cell office:value-type="string" calcext:value-type="string">
            <text:p>Shield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Enum &lt;DefProj&gt;&gt;</text:p>
          </table:table-cell>
          <table:table-cell office:value-type="string" calcext:value-type="string">
            <text:p>DefensiveProjectile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Room&gt;</text:p>
          </table:table-cell>
          <table:table-cell office:value-type="string" calcext:value-type="string">
            <text:p>Rooms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Hull ite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mgTypeStat</text:p>
          </table:table-cell>
          <table:table-cell office:value-type="string" calcext:value-type="string">
            <text:p>damage_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each_threshol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amage_resistivit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uct Room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Skeleto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Fra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ull item</text:p>
          </table:table-cell>
          <table:table-cell office:value-type="string" calcext:value-type="string">
            <text:p>Exteri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c&lt;Armor&gt;</text:p>
          </table:table-cell>
          <table:table-cell office:value-type="string" calcext:value-type="string">
            <text:p>ArmorLayer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size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uct Characte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um&lt;Race&gt;</text:p>
          </table:table-cell>
          <table:table-cell office:value-type="string" calcext:value-type="string">
            <text:p>ra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num&lt;Sex&gt;</text:p>
          </table:table-cell>
          <table:table-cell office:value-type="string" calcext:value-type="string">
            <text:p>se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32</text:p>
          </table:table-cell>
          <table:table-cell office:value-type="string" calcext:value-type="string">
            <text:p>leng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32</text:p>
          </table:table-cell>
          <table:table-cell office:value-type="string" calcext:value-type="string">
            <text:p>weigh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*actions per tur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intelligenc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dexterit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strengt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office:value-type="string" calcext:value-type="string">
            <text:p>vitality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um DmgTypeSta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allistic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onic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aser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essure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hermal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ryo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MP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nti-matter</text:p>
          </table:table-cell>
          <table:table-cell office:value-type="string" calcext:value-type="string">
            <text:p>f3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2:35:54.717000000</meta:creation-date>
    <dc:date>2020-09-30T00:20:05.839000000</dc:date>
    <meta:editing-duration>PT13M13S</meta:editing-duration>
    <meta:editing-cycles>3</meta:editing-cycles>
    <meta:generator>LibreOffice/6.2.1.2$Windows_X86_64 LibreOffice_project/7bcb35dc3024a62dea0caee87020152d1ee96e71</meta:generator>
    <meta:document-statistic meta:table-count="1" meta:cell-count="200" meta:object-count="0"/>
  </office:meta>
</office:document-meta>
</file>